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906d7"/>
    </style:style>
    <style:style style:name="P4" style:family="paragraph" style:parent-style-name="Text_20_body">
      <style:text-properties officeooo:rsid="00198afe" officeooo:paragraph-rsid="004c343a"/>
    </style:style>
    <style:style style:name="P5" style:family="paragraph" style:parent-style-name="Text_20_body">
      <style:text-properties officeooo:paragraph-rsid="004d7ea7"/>
    </style:style>
    <style:style style:name="P6" style:family="paragraph" style:parent-style-name="Text_20_body">
      <style:text-properties officeooo:rsid="004c343a" officeooo:paragraph-rsid="004c343a"/>
    </style:style>
    <style:style style:name="P7" style:family="paragraph" style:parent-style-name="Text_20_body">
      <style:text-properties officeooo:rsid="0035ad6d" officeooo:paragraph-rsid="0035ad6d"/>
    </style:style>
    <style:style style:name="P8" style:family="paragraph" style:parent-style-name="Text_20_body">
      <style:text-properties officeooo:paragraph-rsid="005214bb"/>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fo:font-weight="bold" style:font-weight-asian="bold" style:font-weight-complex="bold"/>
    </style:style>
    <style:style style:name="P11"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2" style:family="paragraph" style:parent-style-name="Text_20_body">
      <style:paragraph-properties fo:margin-top="0in" fo:margin-bottom="0in" style:contextual-spacing="false"/>
      <style:text-properties officeooo:rsid="004ea108" officeooo:paragraph-rsid="004ea108"/>
    </style:style>
    <style:style style:name="P13" style:family="paragraph" style:parent-style-name="Text_20_body">
      <style:paragraph-properties fo:margin-top="0in" fo:margin-bottom="0in" style:contextual-spacing="false"/>
      <style:text-properties officeooo:rsid="00500498" officeooo:paragraph-rsid="00500498"/>
    </style:style>
    <style:style style:name="P14" style:family="paragraph" style:parent-style-name="Footnote">
      <style:text-properties officeooo:rsid="00262b78" officeooo:paragraph-rsid="00262b78"/>
    </style:style>
    <style:style style:name="P15" style:family="paragraph" style:parent-style-name="Footnote">
      <style:text-properties officeooo:rsid="005214bb" officeooo:paragraph-rsid="005214bb"/>
    </style:style>
    <style:style style:name="P16" style:family="paragraph" style:parent-style-name="Footnote">
      <style:text-properties officeooo:rsid="005214bb" officeooo:paragraph-rsid="005d563f"/>
    </style:style>
    <style:style style:name="P17" style:family="paragraph" style:parent-style-name="Footnote">
      <style:text-properties officeooo:rsid="005878d2" officeooo:paragraph-rsid="005878d2"/>
    </style:style>
    <style:style style:name="P18" style:family="paragraph" style:parent-style-name="Footnote">
      <style:text-properties officeooo:rsid="00500498" officeooo:paragraph-rsid="00133b57"/>
    </style:style>
    <style:style style:name="P19" style:family="paragraph" style:parent-style-name="Footnote">
      <style:text-properties officeooo:rsid="00203ea6" officeooo:paragraph-rsid="00203ea6"/>
    </style:style>
    <style:style style:name="P20" style:family="paragraph" style:parent-style-name="Text_20_body">
      <style:paragraph-properties fo:margin-left="0.4925in" fo:margin-right="0in" fo:text-indent="0in" style:auto-text-indent="false"/>
      <style:text-properties officeooo:paragraph-rsid="005214bb"/>
    </style:style>
    <style:style style:name="P21"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2" style:family="paragraph" style:parent-style-name="Text_20_body" style:list-style-name="L5">
      <style:text-properties officeooo:paragraph-rsid="001c907a"/>
    </style:style>
    <style:style style:name="P23" style:family="paragraph" style:parent-style-name="Text_20_body" style:list-style-name="L5">
      <style:text-properties fo:font-size="11pt" officeooo:paragraph-rsid="001c907a"/>
    </style:style>
    <style:style style:name="P24" style:family="paragraph" style:parent-style-name="Text_20_body" style:list-style-name="L5">
      <style:text-properties officeooo:rsid="00500498" officeooo:paragraph-rsid="00500498"/>
    </style:style>
    <style:style style:name="P25" style:family="paragraph" style:parent-style-name="Text_20_body" style:list-style-name="L5">
      <style:text-properties officeooo:rsid="005187e0" officeooo:paragraph-rsid="005187e0"/>
    </style:style>
    <style:style style:name="P26" style:family="paragraph" style:parent-style-name="Text_20_body" style:list-style-name="L6">
      <style:text-properties officeooo:rsid="003a451d" officeooo:paragraph-rsid="001e519d"/>
    </style:style>
    <style:style style:name="P27" style:family="paragraph" style:parent-style-name="Text_20_body" style:list-style-name="L6">
      <style:text-properties officeooo:rsid="001e519d" officeooo:paragraph-rsid="005af937"/>
    </style:style>
    <style:style style:name="P28" style:family="paragraph" style:parent-style-name="Text_20_body">
      <style:text-properties officeooo:paragraph-rsid="007232a7"/>
    </style:style>
    <style:style style:name="P29" style:family="paragraph" style:parent-style-name="Text_20_body">
      <style:text-properties fo:font-weight="bold" officeooo:rsid="0019b638" officeooo:paragraph-rsid="007232a7" style:font-weight-asian="bold" style:font-weight-complex="bold"/>
    </style:style>
    <style:style style:name="P30" style:family="paragraph" style:parent-style-name="Text_20_body">
      <style:paragraph-properties fo:margin-left="0.4925in" fo:margin-right="0in" fo:text-indent="0in" style:auto-text-indent="false"/>
    </style:style>
    <style:style style:name="P31" style:family="paragraph" style:parent-style-name="Heading_20_1">
      <style:text-properties officeooo:paragraph-rsid="001b2472"/>
    </style:style>
    <style:style style:name="P32" style:family="paragraph" style:parent-style-name="Heading_20_1">
      <style:text-properties fo:color="#000000" officeooo:paragraph-rsid="00265015"/>
    </style:style>
    <style:style style:name="P33" style:family="paragraph" style:parent-style-name="Heading_20_1">
      <style:text-properties officeooo:paragraph-rsid="004906d7"/>
    </style:style>
    <style:style style:name="P34" style:family="paragraph" style:parent-style-name="Heading_20_1" style:master-page-name="First_20_Page">
      <style:paragraph-properties style:page-number="auto"/>
      <style:text-properties officeooo:rsid="004d3bdf" officeooo:paragraph-rsid="004d3bdf"/>
    </style:style>
    <style:style style:name="P35" style:family="paragraph">
      <style:paragraph-properties fo:line-height="80%" fo:text-align="end"/>
    </style:style>
    <style:style style:name="P36" style:family="paragraph">
      <style:paragraph-properties fo:line-height="80%" fo:text-align="end"/>
      <style:text-properties style:font-name="Khula2" fo:font-size="14pt" style:font-size-asian="14pt" style:font-size-complex="14pt"/>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officeooo:rsid="0014fce0"/>
    </style:style>
    <style:style style:name="T10" style:family="text">
      <style:text-properties fo:font-weight="bold" style:font-weight-asian="bold" style:font-weight-complex="bold"/>
    </style:style>
    <style:style style:name="T11" style:family="text">
      <style:text-properties fo:font-weight="bold" officeooo:rsid="00155429" style:font-weight-asian="bold" style:font-weight-complex="bold"/>
    </style:style>
    <style:style style:name="T12" style:family="text">
      <style:text-properties fo:font-weight="bold" officeooo:rsid="001b2472" style:font-weight-asian="bold" style:font-weight-complex="bold"/>
    </style:style>
    <style:style style:name="T13" style:family="text">
      <style:text-properties fo:font-weight="bold" officeooo:rsid="001c907a" style:font-weight-asian="bold" style:font-weight-complex="bold"/>
    </style:style>
    <style:style style:name="T14" style:family="text">
      <style:text-properties fo:font-weight="bold" officeooo:rsid="001d2f14" style:font-weight-asian="bold" style:font-weight-complex="bold"/>
    </style:style>
    <style:style style:name="T15" style:family="text">
      <style:text-properties officeooo:rsid="00194579"/>
    </style:style>
    <style:style style:name="T16" style:family="text">
      <style:text-properties officeooo:rsid="0019b638"/>
    </style:style>
    <style:style style:name="T17" style:family="text">
      <style:text-properties officeooo:rsid="001b2472"/>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6ea3ee" style:font-weight-asian="normal" style:font-weight-complex="normal"/>
    </style:style>
    <style:style style:name="T33" style:family="text">
      <style:text-properties fo:font-weight="normal" officeooo:rsid="00729447" style:font-weight-asian="normal" style:font-weight-complex="normal"/>
    </style:style>
    <style:style style:name="T34" style:family="text">
      <style:text-properties officeooo:rsid="001d2f14"/>
    </style:style>
    <style:style style:name="T35" style:family="text">
      <style:text-properties officeooo:rsid="001d7ae3"/>
    </style:style>
    <style:style style:name="T36" style:family="text">
      <style:text-properties officeooo:rsid="00234e6d"/>
    </style:style>
    <style:style style:name="T37" style:family="text">
      <style:text-properties officeooo:rsid="0031acab"/>
    </style:style>
    <style:style style:name="T38" style:family="text">
      <style:text-properties officeooo:rsid="00331a82"/>
    </style:style>
    <style:style style:name="T39" style:family="text">
      <style:text-properties officeooo:rsid="00375302"/>
    </style:style>
    <style:style style:name="T40" style:family="text">
      <style:text-properties officeooo:rsid="003c007c"/>
    </style:style>
    <style:style style:name="T41" style:family="text">
      <style:text-properties officeooo:rsid="004439ce"/>
    </style:style>
    <style:style style:name="T42" style:family="text">
      <style:text-properties officeooo:rsid="004906d7"/>
    </style:style>
    <style:style style:name="T43" style:family="text">
      <style:text-properties officeooo:rsid="004b2ee4"/>
    </style:style>
    <style:style style:name="T44" style:family="text">
      <style:text-properties officeooo:rsid="004c343a"/>
    </style:style>
    <style:style style:name="T45" style:family="text">
      <style:text-properties officeooo:rsid="004d7ea7"/>
    </style:style>
    <style:style style:name="T46" style:family="text">
      <style:text-properties officeooo:rsid="00500498"/>
    </style:style>
    <style:style style:name="T47" style:family="text">
      <style:text-properties officeooo:rsid="005187e0"/>
    </style:style>
    <style:style style:name="T48" style:family="text">
      <style:text-properties officeooo:rsid="005210fa"/>
    </style:style>
    <style:style style:name="T49" style:family="text">
      <style:text-properties officeooo:rsid="005214bb"/>
    </style:style>
    <style:style style:name="T50" style:family="text">
      <style:text-properties fo:color="#000000"/>
    </style:style>
    <style:style style:name="T51" style:family="text">
      <style:text-properties fo:color="#000000" officeooo:rsid="004c343a"/>
    </style:style>
    <style:style style:name="T52" style:family="text">
      <style:text-properties fo:color="#000000" officeooo:rsid="00265015"/>
    </style:style>
    <style:style style:name="T53" style:family="text">
      <style:text-properties officeooo:rsid="00549040"/>
    </style:style>
    <style:style style:name="T54" style:family="text">
      <style:text-properties officeooo:rsid="005655c1"/>
    </style:style>
    <style:style style:name="T55" style:family="text">
      <style:text-properties officeooo:rsid="0058a8b3"/>
    </style:style>
    <style:style style:name="T56" style:family="text">
      <style:text-properties officeooo:rsid="00591efd"/>
    </style:style>
    <style:style style:name="T57" style:family="text">
      <style:text-properties officeooo:rsid="005af937"/>
    </style:style>
    <style:style style:name="T58" style:family="text">
      <style:text-properties officeooo:rsid="005be400"/>
    </style:style>
    <style:style style:name="T59" style:family="text">
      <style:text-properties officeooo:rsid="005c5db9"/>
    </style:style>
    <style:style style:name="T60" style:family="text">
      <style:text-properties officeooo:rsid="006787bc"/>
    </style:style>
    <style:style style:name="T61" style:family="text">
      <style:text-properties officeooo:rsid="0068eacb"/>
    </style:style>
    <style:style style:name="T62" style:family="text">
      <style:text-properties fo:color="#dd4814" officeooo:rsid="0068eacb"/>
    </style:style>
    <style:style style:name="T63" style:family="text">
      <style:text-properties fo:color="#dd4814" officeooo:rsid="005655c1"/>
    </style:style>
    <style:style style:name="T64" style:family="text">
      <style:text-properties fo:color="#dd4814" officeooo:rsid="006ad5ce"/>
    </style:style>
    <style:style style:name="T65" style:family="text">
      <style:text-properties fo:color="#dd4814" officeooo:rsid="006c9631"/>
    </style:style>
    <style:style style:name="T66" style:family="text">
      <style:text-properties fo:color="#dd4814" officeooo:rsid="00775133"/>
    </style:style>
    <style:style style:name="T67" style:family="text">
      <style:text-properties fo:color="#dd4814" style:text-underline-style="none" officeooo:rsid="00775133"/>
    </style:style>
    <style:style style:name="T68" style:family="text">
      <style:text-properties fo:color="#dd4814" officeooo:rsid="0079004d"/>
    </style:style>
    <style:style style:name="T69" style:family="text">
      <style:text-properties fo:color="#dd4814" officeooo:rsid="007a42a5"/>
    </style:style>
    <style:style style:name="T70" style:family="text">
      <style:text-properties fo:color="#dd4814" officeooo:rsid="007c14e6"/>
    </style:style>
    <style:style style:name="T71" style:family="text">
      <style:text-properties officeooo:rsid="006ad5ce"/>
    </style:style>
    <style:style style:name="T72" style:family="text">
      <style:text-properties officeooo:rsid="00703100"/>
    </style:style>
    <style:style style:name="T73" style:family="text">
      <style:text-properties officeooo:rsid="00731bfb"/>
    </style:style>
    <style:style style:name="T74" style:family="text">
      <style:text-properties officeooo:rsid="0073af82"/>
    </style:style>
    <style:style style:name="T75" style:family="text">
      <style:text-properties style:font-name="Khula2" fo:font-size="16pt" fo:font-weight="bold" style:font-size-asian="16pt" style:font-weight-asian="bold" style:font-size-complex="16pt" style:font-weight-complex="bold"/>
    </style:style>
    <style:style style:name="T76"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style:style style:name="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Overview</text:h>
      <text:p text:style-name="P5"><text:span text:style-name="T2">The</text:span> <text:span text:style-name="T46">Nexus Global Web Conference Center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our Global Web Conference Center provides users with a dedicated and private meeting location inside a secure space that is flexible enough to accommodate many types of meeting and collaboration needs. In contrast to a brick-and-mortar location, our Global Web Conference Center allows meeting attendees to participate from any geographic location at all, provided they have basic internet-connected devices.</text:span><text:span text:style-name="T4"><text:note text:id="ftn1" text:note-class="footnote"><text:note-citation>1</text:note-citation><text:note-body><text:p text:style-name="P15">See <text:a xlink:type="simple" xlink:href="http://northbridgetech.org/downloads/Northbridge_tech_specs.pdf"><text:span text:style-name="T62">Technical Specifications</text:span></text:a> for <text:span text:style-name="T61">details</text:span> about the devices that are required to connect to a web conference: http://northbridgetech.org/download<text:span text:style-name="T60">s</text:span>/<text:span text:style-name="T60">Northbridge_tech_specs</text:span>.pdf</text:p></text:note-body></text:note></text:span></text:p>
      <text:p text:style-name="P5"/>
      <table:table table:name="Table1" table:style-name="Table1">
        <table:table-column table:style-name="Table1.A"/>
        <table:table-column table:style-name="Table1.B"/>
        <table:table-row>
          <table:table-cell table:style-name="Table1.A1" office:value-type="string">
            <text:p text:style-name="P10"><text:span text:style-name="T37">Digital</text:span> <text:span text:style-name="T16">A</text:span>udio</text:p>
          </table:table-cell>
          <table:table-cell table:style-name="Table1.A1" office:value-type="string">
            <text:p text:style-name="P9">Talk and listen over the internet with a digital voice quality that <text:span text:style-name="T37">is higher than</text:span> typical cell phone meeting lines.</text:p>
          </table:table-cell>
        </table:table-row>
        <table:table-row>
          <table:table-cell table:style-name="Table1.A1" office:value-type="string">
            <text:p text:style-name="P10">Video Camera</text:p>
          </table:table-cell>
          <table:table-cell table:style-name="Table1.A1" office:value-type="string">
            <text:p text:style-name="P9">Get the face-to-face experience with dedicated video feed for every meeting attendee.</text:p>
          </table:table-cell>
        </table:table-row>
        <table:table-row>
          <table:table-cell table:style-name="Table1.A1" office:value-type="string">
            <text:p text:style-name="P10">Presentations</text:p>
          </table:table-cell>
          <table:table-cell table:style-name="Table1.A1" office:value-type="string">
            <text:p text:style-name="P9"><text:span text:style-name="T38">Present and view</text:span> meeting materials as if you were in the same room <text:span text:style-name="T15">together.</text:span></text:p>
          </table:table-cell>
        </table:table-row>
        <table:table-row>
          <table:table-cell table:style-name="Table1.A1" office:value-type="string">
            <text:p text:style-name="P10">Whiteboard</text:p>
          </table:table-cell>
          <table:table-cell table:style-name="Table1.A1" office:value-type="string">
            <text:p text:style-name="P9">Enhance a presentation or lecture, or just brainstorm, <text:span text:style-name="T38">using a shared virtual whiteboard.</text:span></text:p>
          </table:table-cell>
        </table:table-row>
        <table:table-row>
          <table:table-cell table:style-name="Table1.A1" office:value-type="string">
            <text:p text:style-name="P10">Desktop Sharing</text:p>
          </table:table-cell>
          <table:table-cell table:style-name="Table1.A1" office:value-type="string">
            <text:p text:style-name="P12">Create live demonstrations by sharing <text:span text:style-name="T72">the screen of </text:span>a local desktop with the whole audience.</text:p>
          </table:table-cell>
        </table:table-row>
        <table:table-row>
          <table:table-cell table:style-name="Table1.A1" office:value-type="string">
            <text:p text:style-name="P11">In-meeting Chat</text:p>
          </table:table-cell>
          <table:table-cell table:style-name="Table1.A1" office:value-type="string">
            <text:p text:style-name="P12">Conduct polls or ask private questions using the on-screen chat window.</text:p>
          </table:table-cell>
        </table:table-row>
        <table:table-row>
          <table:table-cell table:style-name="Table1.A1" office:value-type="string">
            <text:p text:style-name="P11">Recording and Playback</text:p>
          </table:table-cell>
          <table:table-cell table:style-name="Table1.A1" office:value-type="string">
            <text:p text:style-name="P13">Make a meeting available on demand to folks who were unable to attend.</text:p>
          </table:table-cell>
        </table:table-row>
        <table:table-row>
          <table:table-cell table:style-name="Table1.A1" office:value-type="string">
            <text:p text:style-name="P11">Webinars</text:p>
          </table:table-cell>
          <table:table-cell table:style-name="Table1.A1" office:value-type="string">
            <text:p text:style-name="P13">Broadcast a presentation to hundreds of participants simultaneously.</text:p>
          </table:table-cell>
        </table:table-row>
      </table:table>
      <text:h text:style-name="Heading_20_1" text:outline-level="1"><text:soft-page-break/>Benefits <text:span text:style-name="T6">of Web Conferencing</text:span></text:h>
      <text:p text:style-name="P5"><text:span text:style-name="T3">T</text:span>hough the value of face-to-face meetings remains unchallenged, many nonprofits are beginning to realize that the benefits of digital collaboration are <text:span text:style-name="T5">also </text:span>significant. <text:span text:style-name="T45">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286430914839325646" text:style-name="L5">
              <text:list-item>
                <text:p text:style-name="P22">Reduced travel expense <text:note text:id="ftn2" text:note-class="footnote"><text:note-citation>2</text:note-citation><text:note-body><text:p text:style-name="P18">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2">Increased <text:span text:style-name="T46">capacity </text:span>to <text:span text:style-name="T46">collaborate</text:span> with far away peopl<text:span text:style-name="T7">e </text:span></text:p>
              </text:list-item>
              <text:list-item>
                <text:p text:style-name="P23"><text:span text:style-name="T47">P</text:span>reserv<text:span text:style-name="T47">e and archive</text:span> meeting records in a c<text:span text:style-name="T48">entralized </text:span>place</text:p>
              </text:list-item>
            </text:list>
          </table:table-cell>
          <table:table-cell table:style-name="Table2.A1" office:value-type="string">
            <text:list xml:id="list104256136152798" text:continue-numbering="true" text:style-name="L5">
              <text:list-item>
                <text:p text:style-name="P24">Include absent team members more effectively by preserving an important meeting for later playback</text:p>
              </text:list-item>
              <text:list-item>
                <text:p text:style-name="P25"><text:span text:style-name="T48">Automated </text:span>Post-meeting attendance reporting</text:p>
              </text:list-item>
            </text:list>
          </table:table-cell>
        </table:table-row>
      </table:table>
      <text:h text:style-name="Heading_20_1" text:outline-level="1">Why Northbridge <text:span text:style-name="T8">for Your Web Conference Needs</text:span>?</text:h>
      <text:p text:style-name="P7">Of the marketplace options for web conference service, there are several reasons that <text:span text:style-name="T49">Nexus</text:span> is the best choice for <text:span text:style-name="T49">charitable organizations</text:span> who are working toward social justice or community bui<text:span text:style-name="T49">l</text:span>ding <text:span text:style-name="T49">efforts</text:span>. </text:p>
      <text:p text:style-name="P8"><text:span text:style-name="T13">Robust</text:span><text:span text:style-name="T12"> and stable feature set </text:span><text:span text:style-name="T14">with unrivaled value proposition</text:span></text:p>
      <text:p text:style-name="P20"><text:span text:style-name="T19">Because we are largely volunteer-supported,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29">We are able to transform micro-grants of as little as $50 USD into a full year of feature-rich service. </text:span><text:span text:style-name="T23">Backed by </text:span><text:span text:style-name="T22">the acclaimed </text:span><text:span text:style-name="T24">Free and Open Source s</text:span><text:span text:style-name="T22">ource </text:span><text:span text:style-name="T24">code </text:span><text:span text:style-name="T22">project called BigBlueButton</text:span><text:span text:style-name="T22"><text:note text:id="ftn3" text:note-class="footnote"><text:note-citation>3</text:note-citation><text:note-body><text:p text:style-name="P19"><text:a xlink:type="simple" xlink:href="http://bigbluebutton.org./"><text:span text:style-name="T63">BigBlueButton</text:span></text:a><text:span text:style-name="T54">: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3">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28"><text:span text:style-name="T10">T</text:span><text:span text:style-name="T11">horough t</text:span><text:span text:style-name="T10">raining</text:span><text:span text:style-name="T11">.</text:span></text:p>
      <text:p text:style-name="P30">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 benefits of web conferencing to be fully realized. Therefore, in fulfillment of our mission, we include high-quality, <text:span text:style-name="T73">in-person</text:span> training with every conference package.</text:p>
      <text:p text:style-name="P29">Strengthen the <text:span text:style-name="T40">s</text:span>ocial <text:span text:style-name="T40">j</text:span>ustice <text:span text:style-name="T40">c</text:span>ommunit<text:span text:style-name="T17">y.</text:span></text:p>
      <text:p text:style-name="P21"><text:span text:style-name="T18">Every aspect of Northbridge operations promote</text:span><text:span text:style-name="T30">s</text:span><text:span text:style-name="T18"> socially just, </text:span><text:span text:style-name="T21">healthy and thriving</text:span><text:span text:style-name="T18"> communities. </text:span><text:span text:style-name="T30">When our qualified partners use the </text:span><text:span text:style-name="T18">N</text:span><text:span text:style-name="T32">exus</text:span><text:span text:style-name="T18"> Global Web Conference Center to fulfill </text:span><text:span text:style-name="T30">their</text:span><text:span text:style-name="T18"> web conferencing needs, </text:span><text:span text:style-name="T30">they also strengthen the </text:span><text:span text:style-name="T18">civic-</text:span><text:span text:style-name="T31">minded </text:span><text:span text:style-name="T18">internships and intentional community-focused partnerships that are the backbone of </text:span><text:span text:style-name="T21">all </text:span><text:span text:style-name="T18">Northbridge operations </text:span><text:span text:style-name="T21">and projects</text:span><text:span text:style-name="T18">. </text:span></text:p>
      <text:h text:style-name="P33" text:outline-level="1"><text:span text:style-name="T42">How Is the Nexus Global Web Conference Center Funded?</text:span></text:h>
      <text:p text:style-name="P3"><text:span text:style-name="T9">As a US 501(c)(3) organization, Northbridge maintains Nexus by means of m</text:span>icro-grant<text:span text:style-name="T17">s</text:span><text:span text:style-name="T17"><text:note text:id="ftn4" text:note-class="footnote"><text:note-citation>4</text:note-citation><text:note-body><text:p text:style-name="P17">Depending on small donations from motivated individuals allows <text:span text:style-name="T55">Northbridge</text:span> to use crowd funding techniques in order to support Nexus <text:span text:style-name="T56">and </text:span>also to enhance th<text:span text:style-name="T55">e</text:span> overall <text:span text:style-name="T55">cooperative, community </text:span>focus that Northbridge champions.</text:p></text:note-body></text:note></text:span><text:span text:style-name="T17"> from the general public. A tax-exempt micro-grant of as little as $50 to Northbridge Technology Alliance allows us to activate one qualified partner for one full year in the Nexus Global Web Conference Center.</text:span></text:p>
      <text:list xml:id="list2193820273213127652" text:style-name="L6">
        <text:list-item>
          <text:p text:style-name="P26">Northbridge maintains a pool of <text:span text:style-name="T43">micro-grants that have originated from our own support base </text:span>and <text:span text:style-name="T39">we direct them to our qualified partners using a </text:span>prioritized wait list. <text:span text:style-name="T41">This is the most traditional approach and requires that our qualified partners await micro-grant funding in order for their service to be activated.</text:span></text:p>
        </text:list-item>
        <text:list-item>
          <text:p text:style-name="P27"><text:span text:style-name="T42">Northbridge supplies easy-to-understand, social media friendly materials to our qualified partners that they may use to l</text:span>ocate a micro-grant <text:span text:style-name="T57">source</text:span> from <text:span text:style-name="T39">within </text:span>their own support base. </text:p>
        </text:list-item>
      </text:list>
      <text:h text:style-name="P31" text:outline-level="1">Eligib<text:span text:style-name="T44">ility</text:span></text:h>
      <text:p text:style-name="P4">Northbridge Technology Alliance <text:span text:style-name="T16">c</text:span>reates technology solutions for <text:span text:style-name="T58">charitable organizations who are engaged in social justice and community-building efforts. </text:span></text:p>
      <text:p text:style-name="P6"><text:soft-page-break/></text:p>
      <text:p text:style-name="P6">In order to qualify for th<text:span text:style-name="T59">e Nexus Global Web Conference Center, </text:span>a team must <text:span text:style-name="T71">be under the direction of a Northbridge partner organization.</text:span></text:p>
      <text:p text:style-name="Text_20_body"><text:span text:style-name="T50">See </text:span><text:span text:style-name="T51">our </text:span><text:a xlink:type="simple" xlink:href="http://northbridgetech.org/downloads/Northbridge_partnership.pdf" office:target-frame-name="_blank" xlink:show="new"><text:span text:style-name="T64">Partnership with Northbridge</text:span></text:a><text:span text:style-name="T51"><text:note text:id="ftn5" text:note-class="footnote"><text:note-citation>5</text:note-citation><text:note-body><text:p text:style-name="P16">http://northbridgetech.org/download<text:span text:style-name="T71">s</text:span>/<text:span text:style-name="T71">Northbridge_partnership</text:span>.pdf</text:p></text:note-body></text:note></text:span><text:span text:style-name="T51"> for complete </text:span><text:span text:style-name="T50">details.</text:span></text:p>
      <text:h text:style-name="P32" text:outline-level="1">How Do I <text:span text:style-name="T44">Apply To Become a Northbridge Partner</text:span>?</text:h>
      <text:p text:style-name="Text_20_body"><text:a xlink:type="simple" xlink:href="http://northbridgetech.org/index.php?view=apply"><text:span text:style-name="T69">Apply </text:span></text:a><text:a xlink:type="simple" xlink:href="http://northbridgetech.org/index.php?view=apply"><text:span text:style-name="T70">for partnership</text:span></text:a><text:span text:style-name="T50"><text:note text:id="ftn6" text:note-class="footnote"><text:note-citation>6</text:note-citation><text:note-body><text:p text:style-name="P14">http://northbridgetech.org?<text:span text:style-name="T74">view=apply</text:span></text:p></text:note-body></text:note></text:span><text:span text:style-name="T50"> </text:span><text:span text:style-name="T52">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agraph-properties fo:line-height="80%" fo:text-align="end"/>
    </style:style>
    <style:style style:name="MP4" style:family="paragraph">
      <style:paragraph-properties fo:line-height="80%" fo:text-align="end"/>
      <style:text-properties style:font-name="Khula2" fo:font-size="14pt" style:font-size-asian="14pt" style:font-size-complex="14pt"/>
    </style:style>
    <style:style style:name="MT1" style:family="text">
      <style:text-properties officeooo:rsid="006ea3ee"/>
    </style:style>
    <style:style style:name="MT2" style:family="text">
      <style:text-properties style:font-name="Khula2" fo:font-size="16pt" fo:font-weight="bold" style:font-size-asian="16pt" style:font-weight-asian="bold" style:font-size-complex="16pt" style:font-weight-complex="bold"/>
    </style:style>
    <style:style style:name="MT3" style:family="text">
      <style:text-properties style:font-name="Khula2" fo:font-size="14pt"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2"><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4"><draw:image xlink:href="Pictures/10000000000000C8000000C829C29D22.jpg" xlink:type="simple" xlink:show="embed" xlink:actuate="onLoad"/></draw:frame><text:span text:style-name="MT1">Nexus </text:span>Global Web Conference Center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Nexus </text:span>Global Web Conference Center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draw:frame text:anchor-type="paragraph" draw:z-index="7" draw:style-name="Mgr1" draw:text-style-name="MP4" svg:width="2.3996in" svg:height="1.1079in" svg:x="4.5437in" svg:y="0.2646in"><draw:text-box><text:p text:style-name="MP3"><text:span text:style-name="MT2">Nexus</text:span></text:p><text:p text:style-name="MP3"><text:span text:style-name="MT3">Global Web</text:span></text:p><text:p text:style-name="MP3"><text:span text:style-name="MT3">Conference</text:span></text:p><text:p text:style-name="MP3"><text:span text:style-name="MT3">Center</text:span></text:p></draw:text-box></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5-05-07T10:42:55.406746828</dc:date>
    <meta:editing-duration>PT7H3M41S</meta:editing-duration>
    <meta:editing-cycles>112</meta:editing-cycles>
    <meta:generator>LibreOffice/4.2.8.2$Linux_X86_64 LibreOffice_project/420m0$Build-2</meta:generator>
    <meta:document-statistic meta:table-count="2" meta:image-count="5" meta:object-count="0" meta:page-count="4" meta:paragraph-count="51" meta:word-count="872" meta:character-count="6044" meta:non-whitespace-character-count="5216"/>
  </office:meta>
</office:document-meta>
</file>